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5727" calcext:value-type="float">
            <text:p>3572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2397" calcext:value-type="float">
            <text:p>3239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582" calcext:value-type="float">
            <text:p>32582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4697" calcext:value-type="float">
            <text:p>2469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5136" calcext:value-type="float">
            <text:p>35136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7601" calcext:value-type="float">
            <text:p>27601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1594" calcext:value-type="float">
            <text:p>31594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7281" calcext:value-type="float">
            <text:p>27281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_regional</text:p>
          </table:table-cell>
          <table:table-cell office:value-type="float" office:value="65782.329" calcext:value-type="float">
            <text:p>65782,329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_regional</text:p>
          </table:table-cell>
          <table:table-cell office:value-type="float" office:value="82692.286" calcext:value-type="float">
            <text:p>82692,286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_regional</text:p>
          </table:table-cell>
          <table:table-cell office:value-type="float" office:value="94153.81" calcext:value-type="float">
            <text:p>94153,81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_regional</text:p>
          </table:table-cell>
          <table:table-cell office:value-type="float" office:value="131956.933" calcext:value-type="float">
            <text:p>131956,93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_regional</text:p>
          </table:table-cell>
          <table:table-cell office:value-type="float" office:value="91094.257" calcext:value-type="float">
            <text:p>91094,257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_regional</text:p>
          </table:table-cell>
          <table:table-cell office:value-type="float" office:value="110863.613" calcext:value-type="float">
            <text:p>110863,61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evero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3480" calcext:value-type="float">
            <text:p>3348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6950" calcext:value-type="float">
            <text:p>3695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7330" calcext:value-type="float">
            <text:p>3733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7504" calcext:value-type="float">
            <text:p>37504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27280.33" calcext:value-type="float">
            <text:p>27280,33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.246" calcext:value-type="float">
            <text:p>26324,246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.052" calcext:value-type="float">
            <text:p>26132,05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3.702" calcext:value-type="float">
            <text:p>24273,702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.282" calcext:value-type="float">
            <text:p>27690,282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3.68" calcext:value-type="float">
            <text:p>26293,68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.00.0000</text:date>, <text:time style:data-style-name="N2" text:time-value="10:35:36.61793616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7-23T13:32:26.346510252</dc:date>
    <dc:creator>Anonymous  </dc:creator>
    <meta:editing-duration>PT6H45M23S</meta:editing-duration>
    <meta:editing-cycles>32</meta:editing-cycles>
    <meta:generator>LibreOffice/6.2.4.2$Linux_X86_64 LibreOffice_project/20$Build-2</meta:generator>
    <meta:document-statistic meta:table-count="1" meta:cell-count="904" meta:object-count="0"/>
  </office:meta>
</office:document-meta>
</file>